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P2" style:family="paragraph" style:parent-style-name="Standard">
      <style:paragraph-properties fo:text-align="justify"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text-align="justify" fo:break-before="auto" fo:line-height="100%" style:writing-mode="lr-tb"/>
    </style:style>
    <style:style style:name="P12" style:family="paragraph" style:parent-style-name="Standard">
      <style:paragraph-properties fo:text-align="justify" fo:break-before="auto" fo:line-height="100%" style:writing-mode="lr-tb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100%" style:writing-mode="lr-tb"/>
    </style:style>
    <style:style style:name="P17" style:family="paragraph" style:parent-style-name="Standard">
      <style:paragraph-properties fo:text-align="justify" fo:break-before="auto" fo:line-height="100%" style:writing-mode="lr-tb"/>
    </style:style>
    <style:style style:name="P18" style:family="paragraph" style:parent-style-name="Standard">
      <style:paragraph-properties fo:text-align="justify" fo:break-before="auto" fo:line-height="100%" style:writing-mode="lr-tb"/>
    </style:style>
    <style:style style:name="P19" style:family="paragraph" style:parent-style-name="Standard">
      <style:paragraph-properties fo:text-align="justify"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P20" style:family="paragraph" style:parent-style-name="Standard">
      <style:paragraph-properties fo:text-align="justify" fo:break-before="auto" fo:line-height="100%" style:writing-mode="lr-tb"/>
    </style:style>
    <style:style style:name="P21" style:family="paragraph" style:parent-style-name="Standard">
      <style:paragraph-properties fo:text-align="justify"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6.544cm" fo:margin-left="0cm"/>
    </style:style>
    <style:style style:name="Column1" style:family="table-column">
      <style:table-column-properties style:column-width="4.14cm"/>
    </style:style>
    <style:style style:name="Column2" style:family="table-column">
      <style:table-column-properties style:column-width="3.785cm"/>
    </style:style>
    <style:style style:name="Column3" style:family="table-column">
      <style:table-column-properties style:column-width="2.064cm"/>
    </style:style>
    <style:style style:name="Column4" style:family="table-column">
      <style:table-column-properties style:column-width="4.129cm"/>
    </style:style>
    <style:style style:name="Column5" style:family="table-column">
      <style:table-column-properties style:column-width="2.425cm"/>
    </style:style>
    <style:style style:name="Row1" style:family="table-row"/>
    <style:style style:name="Cell1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44cm" fo:margin-left="0cm"/>
    </style:style>
    <style:style style:name="Column6" style:family="table-column">
      <style:table-column-properties style:column-width="16.544cm"/>
    </style:style>
    <style:style style:name="Row3" style:family="table-row"/>
    <style:style style:name="Cell1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6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7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8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9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0" style:family="tex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text-align="justify" fo:break-before="auto" fo:line-height="100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6.228cm" fo:margin-left="0cm"/>
    </style:style>
    <style:style style:name="Column7" style:family="table-column">
      <style:table-column-properties style:column-width="4.057cm"/>
    </style:style>
    <style:style style:name="Column8" style:family="table-column">
      <style:table-column-properties style:column-width="3.704cm"/>
    </style:style>
    <style:style style:name="Column9" style:family="table-column">
      <style:table-column-properties style:column-width="2.011cm"/>
    </style:style>
    <style:style style:name="Column10" style:family="table-column">
      <style:table-column-properties style:column-width="4.057cm"/>
    </style:style>
    <style:style style:name="Column11" style:family="table-column">
      <style:table-column-properties style:column-width="2.399cm"/>
    </style:style>
    <style:style style:name="Row4" style:family="table-row"/>
    <style:style style:name="Cell12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" style:family="table-cell">
      <style:table-cell-properties fo:background-color="#e6e6e6" style:vertical-align="middle" fo:border-top="#000000 0.035cm solid" fo:border-bottom="#000000 0.035cm solid" fo:padding-left="0.123cm" fo:border-left="#000000 0.035cm solid" fo:padding-right="0.123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5" style:family="table-row"/>
    <style:style style:name="Cell17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1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71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16.263cm" fo:margin-left="0cm"/>
    </style:style>
    <style:style style:name="Column12" style:family="table-column">
      <style:table-column-properties style:column-width="16.263cm"/>
    </style:style>
    <style:style style:name="Row6" style:family="table-row"/>
    <style:style style:name="Cell22" style:family="table-cell">
      <style:table-cell-properties style:vertical-align="top" fo:border-top="#000000 0.035cm solid" fo:border-bottom="#000000 0.035cm solid" fo:padding-left="0.123cm" fo:border-left="#000000 0.035cm solid" fo:padding-right="0.123cm" fo:border-right="#000000 0.035cm solid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7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p text:style-name="P2"/>
      <text:p text:style-name="P3"><text:span text:style-name="T3_1">CENTRO</text:span><text:span text:style-name="T3_2">:<text:s/></text:span><text:span text:style-name="T3_3">IES</text:span><text:span text:style-name="T3_4"><text:s/></text:span><text:span text:style-name="T3_5">HARÍA</text:span></text:p>
      <text:p text:style-name="P4"><text:span text:style-name="T4_1">LOCALIDAD</text:span><text:span text:style-name="T4_2">:<text:s/></text:span><text:span text:style-name="T4_3">HARÍA</text:span></text:p>
      <text:p text:style-name="P5"><text:span text:style-name="T5_1">CODIGO</text:span><text:span text:style-name="T5_2">:<text:tab/>35009206<text:tab/></text:span></text:p>
      <text:p text:style-name="P6"><text:span text:style-name="T6_1">CURSO</text:span><text:span text:style-name="T6_2">:<text:s/>2012<text:s text:c="2"/>/<text:s/>2013</text:span></text:p>
      <text:p text:style-name="P7"><text:span text:style-name="T7_1">EVALUACIÓN</text:span><text:span text:style-name="T7_2"><text:s/>:</text:span></text:p>
      <text:p text:style-name="P8"><text:span text:style-name="T8_1">DEPARTAMENTO</text:span><text:span text:style-name="T8_2"><text:s/></text:span><text:span text:style-name="T8_3">DE</text:span><text:span text:style-name="T8_4">:</text:span></text:p>
      <text:p text:style-name="P9"><text:span text:style-name="T9_1">NIVEL</text:span><text:span text:style-name="T9_2">:<text:s/>1</text:span><text:span text:style-name="T9_3">º</text:span><text:span text:style-name="T9_4"><text:s/></text:span><text:span text:style-name="T9_5">CFGM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El</text:span><text:span text:style-name="T19_2"><text:s/></text:span><text:span text:style-name="T19_3">Departamento</text:span><text:span text:style-name="T19_4"><text:s/></text:span><text:span text:style-name="T19_5">didáctico</text:span><text:span text:style-name="T19_6"><text:s/></text:span><text:span text:style-name="T19_7">citado</text:span><text:span text:style-name="T19_8">,<text:s/></text:span><text:span text:style-name="T19_9">una</text:span><text:span text:style-name="T19_10"><text:s/></text:span><text:span text:style-name="T19_11">vez</text:span><text:span text:style-name="T19_12"><text:s/></text:span><text:span text:style-name="T19_13">realizado</text:span><text:span text:style-name="T19_14"><text:s/></text:span><text:span text:style-name="T19_15">el</text:span><text:span text:style-name="T19_16"><text:s/></text:span><text:span text:style-name="T19_17">análisis</text:span><text:span text:style-name="T19_18"><text:s/></text:span><text:span text:style-name="T19_19">de</text:span><text:span text:style-name="T19_20"><text:s/></text:span><text:span text:style-name="T19_21">los</text:span><text:span text:style-name="T19_22"><text:s/></text:span><text:span text:style-name="T19_23">resultados</text:span><text:span text:style-name="T19_24"><text:s/></text:span><text:span text:style-name="T19_25">correspondientes</text:span><text:span text:style-name="T19_26"><text:s/></text:span><text:span text:style-name="T19_27">a</text:span><text:span text:style-name="T19_28"><text:s/></text:span><text:span text:style-name="T19_29">la</text:span><text:span text:style-name="T19_30"><text:s text:c="2"/></text:span><text:span text:style-name="T19_31">evaluación</text:span><text:span text:style-name="T19_32"><text:s/></text:span><text:span text:style-name="T19_33">citada</text:span><text:span text:style-name="T19_34">,<text:s/></text:span><text:span text:style-name="T19_35">hace</text:span><text:span text:style-name="T19_36"><text:s/></text:span><text:span text:style-name="T19_37">las</text:span><text:span text:style-name="T19_38"><text:s/></text:span><text:span text:style-name="T19_39">siguientes</text:span><text:span text:style-name="T19_40"><text:s/></text:span><text:span text:style-name="T19_41">consideraciones</text:span><text:span text:style-name="T19_42">:</text:span></text:p>
      <text:p text:style-name="P20"/>
      <text:p text:style-name="P21"><text:span text:style-name="T21_1">TECNOLOGÍAS</text:span><text:span text:style-name="T21_2"><text:s/></text:span><text:span text:style-name="T21_3">DE</text:span><text:span text:style-name="T21_4"><text:s/></text:span><text:span text:style-name="T21_5">LA</text:span><text:span text:style-name="T21_6"><text:s/></text:span><text:span text:style-name="T21_7">INFORMACIÓN</text:span><text:span text:style-name="T21_8"><text:s/></text:span><text:span text:style-name="T21_9">Y</text:span><text:span text:style-name="T21_10"><text:s/></text:span><text:span text:style-name="T21_11">LA</text:span><text:span text:style-name="T21_12"><text:s/></text:span><text:span text:style-name="T21_13">COMUNICACIÓN</text:span><text:span text:style-name="T21_14"><text:s/>(</text:span><text:span text:style-name="T21_15">TFY</text:span><text:span text:style-name="T21_16">)</text:span></text:p>
      <text:p text:style-name="P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3"><text:span text:style-name="T23_1">Alumnado</text:span><text:span text:style-name="T23_2"><text:s/></text:span><text:span text:style-name="T23_3">matriculado</text:span></text:p>
          </table:table-cell>
          <table:table-cell table:style-name="Cell2">
            <text:p text:style-name="P24"><text:span text:style-name="T24_1">Evaluación</text:span><text:span text:style-name="T24_2"><text:s/></text:span><text:span text:style-name="T24_3">positiva</text:span></text:p>
          </table:table-cell>
          <table:table-cell table:style-name="Cell3">
            <text:p text:style-name="P25"><text:span text:style-name="T25_1">%</text:span></text:p>
          </table:table-cell>
          <table:table-cell table:style-name="Cell4">
            <text:p text:style-name="P26"><text:span text:style-name="T26_1">Evaluación</text:span><text:span text:style-name="T26_2"><text:s/></text:span><text:span text:style-name="T26_3">negativa</text:span></text:p>
          </table:table-cell>
          <table:table-cell table:style-name="Cell5">
            <text:p text:style-name="P27"><text:span text:style-name="T27_1">%</text:span></text:p>
          </table:table-cell>
        </table:table-row>
        <table:table-row table:style-name="Row2">
          <table:table-cell table:style-name="Cell6">
            <text:p text:style-name="P28"><text:span text:style-name="T28_1">13</text:span></text:p>
          </table:table-cell>
          <table:table-cell table:style-name="Cell7">
            <text:p text:style-name="P29"><text:span text:style-name="T29_1">13</text:span></text:p>
          </table:table-cell>
          <table:table-cell table:style-name="Cell8">
            <text:p text:style-name="P30"><text:span text:style-name="T30_1">100</text:span></text:p>
          </table:table-cell>
          <table:table-cell table:style-name="Cell9">
            <text:p text:style-name="P31"><text:span text:style-name="T31_1">0</text:span></text:p>
          </table:table-cell>
          <table:table-cell table:style-name="Cell10">
            <text:p text:style-name="P32"><text:span text:style-name="T32_1">0</text:span></text:p>
          </table:table-cell>
        </table:table-row>
      </table:table>
      <text:p text:style-name="P33"/>
      <table:table table:style-name="Table2">
        <table:table-column table:style-name="Column6"/>
        <table:table-row table:style-name="Row3">
          <table:table-cell table:style-name="Cell11">
            <text:p text:style-name="P34"/>
            <text:list text:style-name="LS1" xml:id="list0">
              <text:list-item>
                <text:list>
                  <text:list-item>
                    <text:p text:style-name="P35"><text:span text:style-name="T35_1">Análisis</text:span><text:span text:style-name="T35_2">/</text:span><text:span text:style-name="T35_3">Valoración</text:span><text:span text:style-name="T35_4"><text:s/></text:span><text:span text:style-name="T35_5">de</text:span><text:span text:style-name="T35_6"><text:s/></text:span><text:span text:style-name="T35_7">los</text:span><text:span text:style-name="T35_8"><text:s/></text:span><text:span text:style-name="T35_9">resultados</text:span></text:p>
                  </text:list-item>
                </text:list>
              </text:list-item>
            </text:list>
            <text:p text:style-name="P36"/>
            <text:p text:style-name="P37"><text:span text:style-name="T37_1">Bajo</text:span><text:span text:style-name="T37_2"><text:s/></text:span><text:span text:style-name="T37_3">nivel</text:span><text:span text:style-name="T37_4"><text:s/></text:span><text:span text:style-name="T37_5">de</text:span><text:span text:style-name="T37_6"><text:s/></text:span><text:span text:style-name="T37_7">aptitudes</text:span><text:span text:style-name="T37_8"><text:s/></text:span><text:span text:style-name="T37_9">generales</text:span><text:span text:style-name="T37_10"><text:s/></text:span><text:span text:style-name="T37_11">del</text:span><text:span text:style-name="T37_12"><text:s/></text:span><text:span text:style-name="T37_13">alumnado</text:span><text:span text:style-name="T37_14"><text:s/></text:span><text:span text:style-name="T37_15">en</text:span><text:span text:style-name="T37_16"><text:s/></text:span><text:span text:style-name="T37_17">cuanto</text:span><text:span text:style-name="T37_18"><text:s/></text:span><text:span text:style-name="T37_19">a</text:span><text:span text:style-name="T37_20"><text:s/></text:span><text:span text:style-name="T37_21">expresión</text:span><text:span text:style-name="T37_22"><text:s/></text:span><text:span text:style-name="T37_23">o</text:span><text:span text:style-name="T37_24"><text:s/></text:span><text:span text:style-name="T37_25">faltas</text:span><text:span text:style-name="T37_26"><text:s/></text:span><text:span text:style-name="T37_27">de</text:span><text:span text:style-name="T37_28"><text:s/></text:span><text:span text:style-name="T37_29">ortografía</text:span><text:span text:style-name="T37_30">.</text:span></text:p>
            <text:p text:style-name="P38"><text:span text:style-name="T38_1">Por</text:span><text:span text:style-name="T38_2"><text:s/></text:span><text:span text:style-name="T38_3">lo</text:span><text:span text:style-name="T38_4"><text:s/></text:span><text:span text:style-name="T38_5">demás</text:span><text:span text:style-name="T38_6"><text:s/></text:span><text:span text:style-name="T38_7">los</text:span><text:span text:style-name="T38_8"><text:s/></text:span><text:span text:style-name="T38_9">resultados</text:span><text:span text:style-name="T38_10"><text:s/></text:span><text:span text:style-name="T38_11">han</text:span><text:span text:style-name="T38_12"><text:s/></text:span><text:span text:style-name="T38_13">sido</text:span><text:span text:style-name="T38_14"><text:s/></text:span><text:span text:style-name="T38_15">más</text:span><text:span text:style-name="T38_16"><text:s/></text:span><text:span text:style-name="T38_17">que</text:span><text:span text:style-name="T38_18"><text:s/></text:span><text:span text:style-name="T38_19">favorables</text:span><text:span text:style-name="T38_20">.</text:span></text:p>
            <text:p text:style-name="P39"/>
            <text:p text:style-name="P40"/>
            <text:p text:style-name="P41"/>
            <text:p text:style-name="P42"><text:span text:style-name="T42_1">1.2.</text:span><text:span text:style-name="T42_2"><text:s/></text:span><text:span text:style-name="T42_3">Dificultades</text:span><text:span text:style-name="T42_4"><text:s/></text:span><text:span text:style-name="T42_5">encontradas</text:span><text:span text:style-name="T42_6">:</text:span></text:p>
            <text:p text:style-name="P43"/>
            <text:p text:style-name="P44"><text:span text:style-name="T44_1">Ninguna</text:span><text:span text:style-name="T44_2">.</text:span></text:p>
            <text:p text:style-name="P45"/>
            <text:p text:style-name="P46"/>
            <text:p text:style-name="P47"/>
            <text:p text:style-name="P48"/>
            <text:p text:style-name="P49"><text:span text:style-name="T49_1">1.</text:span><text:span text:style-name="T49_2">3</text:span><text:span text:style-name="T49_3">.<text:s/></text:span><text:span text:style-name="T49_4">Propuestas</text:span><text:span text:style-name="T49_5"><text:s/></text:span><text:span text:style-name="T49_6">de</text:span><text:span text:style-name="T49_7"><text:s/></text:span><text:span text:style-name="T49_8">mejora</text:span></text:p>
            <text:p text:style-name="P50"/>
            <text:p text:style-name="P51"><text:span text:style-name="T51_1">Fomento</text:span><text:span text:style-name="T51_2"><text:s/></text:span><text:span text:style-name="T51_3">de</text:span><text:span text:style-name="T51_4"><text:s/></text:span><text:span text:style-name="T51_5">la</text:span><text:span text:style-name="T51_6"><text:s/></text:span><text:span text:style-name="T51_7">lectura</text:span><text:span text:style-name="T51_8">,<text:s/></text:span><text:span text:style-name="T51_9">ya</text:span><text:span text:style-name="T51_10"><text:s/></text:span><text:span text:style-name="T51_11">que</text:span><text:span text:style-name="T51_12"><text:s/></text:span><text:span text:style-name="T51_13">por</text:span><text:span text:style-name="T51_14"><text:s/></text:span><text:span text:style-name="T51_15">medio</text:span><text:span text:style-name="T51_16"><text:s/></text:span><text:span text:style-name="T51_17">de</text:span><text:span text:style-name="T51_18"><text:s/></text:span><text:span text:style-name="T51_19">esta</text:span><text:span text:style-name="T51_20">,<text:s/></text:span><text:span text:style-name="T51_21">accederán</text:span><text:span text:style-name="T51_22"><text:s/></text:span><text:span text:style-name="T51_23">además</text:span><text:span text:style-name="T51_24"><text:s/></text:span><text:span text:style-name="T51_25">a</text:span><text:span text:style-name="T51_26"><text:s/></text:span><text:span text:style-name="T51_27">poseer</text:span><text:span text:style-name="T51_28"><text:s/></text:span><text:span text:style-name="T51_29">buena</text:span><text:span text:style-name="T51_30"><text:s/></text:span><text:span text:style-name="T51_31">escritura</text:span><text:span text:style-name="T51_32"><text:s/></text:span><text:span text:style-name="T51_33">y</text:span><text:span text:style-name="T51_34"><text:s/></text:span><text:span text:style-name="T51_35">a</text:span><text:span text:style-name="T51_36"><text:s/></text:span><text:span text:style-name="T51_37">expresar</text:span><text:span text:style-name="T51_38"><text:s/></text:span><text:span text:style-name="T51_39">mejor</text:span><text:span text:style-name="T51_40"><text:s/></text:span><text:span text:style-name="T51_41">sus</text:span><text:span text:style-name="T51_42"><text:s/></text:span><text:span text:style-name="T51_43">ideas</text:span><text:span text:style-name="T51_44">,<text:s/></text:span><text:span text:style-name="T51_45">pensamientos</text:span><text:span text:style-name="T51_46"><text:s/></text:span><text:span text:style-name="T51_47">y</text:span><text:span text:style-name="T51_48"><text:s/></text:span><text:span text:style-name="T51_49">argumentos</text:span><text:span text:style-name="T51_50"><text:s/></text:span><text:span text:style-name="T51_51">a</text:span><text:span text:style-name="T51_52"><text:s/></text:span><text:span text:style-name="T51_53">la</text:span><text:span text:style-name="T51_54"><text:s/></text:span><text:span text:style-name="T51_55">hora</text:span><text:span text:style-name="T51_56"><text:s/></text:span><text:span text:style-name="T51_57">de</text:span><text:span text:style-name="T51_58"><text:s/></text:span><text:span text:style-name="T51_59">manifestarse</text:span><text:span text:style-name="T51_60">.</text:span></text:p>
            <text:p text:style-name="P52"/>
            <text:p text:style-name="P53"/>
            <text:p text:style-name="P54"/>
            <text:p text:style-name="P55"/>
            <text:p text:style-name="P56"/>
            <text:p text:style-name="P57"/>
          </table:table-cell>
        </table:table-row>
      </table:table>
      <text:p text:style-name="P58"/>
      <text:p text:style-name="P59"><text:span text:style-name="T59_1">TECNOLOGÍAS</text:span><text:span text:style-name="T59_2"><text:s/></text:span><text:span text:style-name="T59_3">DE</text:span><text:span text:style-name="T59_4"><text:s/></text:span><text:span text:style-name="T59_5">LA</text:span><text:span text:style-name="T59_6"><text:s/></text:span><text:span text:style-name="T59_7">INFORMACIÓN</text:span><text:span text:style-name="T59_8"><text:s/></text:span><text:span text:style-name="T59_9">Y</text:span><text:span text:style-name="T59_10"><text:s/></text:span><text:span text:style-name="T59_11">LA</text:span><text:span text:style-name="T59_12"><text:s/></text:span><text:span text:style-name="T59_13">COMUNICACIÓN</text:span><text:span text:style-name="T59_14"><text:s/>(</text:span><text:span text:style-name="T59_15">TGD</text:span><text:span text:style-name="T59_16">)</text:span></text:p>
      <text:p text:style-name="P60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4">
          <table:table-cell table:style-name="Cell12">
            <text:p text:style-name="P61"><text:span text:style-name="T61_1">Alumnado</text:span><text:span text:style-name="T61_2"><text:s/></text:span><text:span text:style-name="T61_3">matriculado</text:span></text:p>
          </table:table-cell>
          <table:table-cell table:style-name="Cell13">
            <text:p text:style-name="P62"><text:span text:style-name="T62_1">Evaluación</text:span><text:span text:style-name="T62_2"><text:s/></text:span><text:span text:style-name="T62_3">positiva</text:span></text:p>
          </table:table-cell>
          <table:table-cell table:style-name="Cell14">
            <text:p text:style-name="P63"><text:span text:style-name="T63_1">%</text:span></text:p>
          </table:table-cell>
          <table:table-cell table:style-name="Cell15">
            <text:p text:style-name="P64"><text:span text:style-name="T64_1">Evaluación</text:span><text:span text:style-name="T64_2"><text:s/></text:span><text:span text:style-name="T64_3">negativa</text:span></text:p>
          </table:table-cell>
          <table:table-cell table:style-name="Cell16">
            <text:p text:style-name="P65"><text:span text:style-name="T65_1">%</text:span></text:p>
          </table:table-cell>
        </table:table-row>
        <table:table-row table:style-name="Row5">
          <table:table-cell table:style-name="Cell17">
            <text:p text:style-name="P66"><text:span text:style-name="T66_1">10</text:span></text:p>
          </table:table-cell>
          <table:table-cell table:style-name="Cell18">
            <text:p text:style-name="P67"><text:span text:style-name="T67_1">10</text:span></text:p>
          </table:table-cell>
          <table:table-cell table:style-name="Cell19">
            <text:p text:style-name="P68"><text:span text:style-name="T68_1">100</text:span></text:p>
          </table:table-cell>
          <table:table-cell table:style-name="Cell20">
            <text:p text:style-name="P69"><text:span text:style-name="T69_1">0</text:span></text:p>
          </table:table-cell>
          <table:table-cell table:style-name="Cell21">
            <text:p text:style-name="P70"><text:span text:style-name="T70_1">0</text:span></text:p>
          </table:table-cell>
        </table:table-row>
      </table:table>
      <text:p text:style-name="P71"/>
      <table:table table:style-name="Table4">
        <table:table-column table:style-name="Column12"/>
        <table:table-row table:style-name="Row6">
          <table:table-cell table:style-name="Cell22">
            <text:p text:style-name="P72"/>
            <text:list text:style-name="LS1" xml:id="list1" text:continue-list="list0">
              <text:list-item>
                <text:list>
                  <text:list-item>
                    <text:p text:style-name="P73"><text:span text:style-name="T73_1">Análisis</text:span><text:span text:style-name="T73_2">/</text:span><text:span text:style-name="T73_3">Valoración</text:span><text:span text:style-name="T73_4"><text:s/></text:span><text:span text:style-name="T73_5">de</text:span><text:span text:style-name="T73_6"><text:s/></text:span><text:span text:style-name="T73_7">los</text:span><text:span text:style-name="T73_8"><text:s/></text:span><text:span text:style-name="T73_9">resultados</text:span></text:p>
                  </text:list-item>
                </text:list>
              </text:list-item>
            </text:list>
            <text:p text:style-name="P74"/>
            <text:p text:style-name="P75"><text:span text:style-name="T75_1">Grupo</text:span><text:span text:style-name="T75_2"><text:s/></text:span><text:span text:style-name="T75_3">muy</text:span><text:span text:style-name="T75_4"><text:s/></text:span><text:span text:style-name="T75_5">trabajador</text:span><text:span text:style-name="T75_6"><text:s/></text:span><text:span text:style-name="T75_7">y</text:span><text:span text:style-name="T75_8"><text:s/></text:span><text:span text:style-name="T75_9">con</text:span><text:span text:style-name="T75_10"><text:s/></text:span><text:span text:style-name="T75_11">aptitudes</text:span><text:span text:style-name="T75_12"><text:s/></text:span><text:span text:style-name="T75_13">en</text:span><text:span text:style-name="T75_14"><text:s/></text:span><text:span text:style-name="T75_15">la</text:span><text:span text:style-name="T75_16"><text:s/></text:span><text:span text:style-name="T75_17">materia</text:span><text:span text:style-name="T75_18">.</text:span></text:p>
            <text:p text:style-name="P76"><text:span text:style-name="T76_1">Solo</text:span><text:span text:style-name="T76_2"><text:s/></text:span><text:span text:style-name="T76_3">uno</text:span><text:span text:style-name="T76_4"><text:s/></text:span><text:span text:style-name="T76_5">de</text:span><text:span text:style-name="T76_6"><text:s/></text:span><text:span text:style-name="T76_7">los</text:span><text:span text:style-name="T76_8"><text:s/></text:span><text:span text:style-name="T76_9">alumnos</text:span><text:span text:style-name="T76_10"><text:s/></text:span><text:span text:style-name="T76_11">es</text:span><text:span text:style-name="T76_12"><text:s/></text:span><text:span text:style-name="T76_13">de</text:span><text:span text:style-name="T76_14"><text:s/></text:span><text:span text:style-name="T76_15">la</text:span><text:span text:style-name="T76_16"><text:s/></text:span><text:span text:style-name="T76_17">modalidad</text:span><text:span text:style-name="T76_18"><text:s/></text:span><text:span text:style-name="T76_19">de</text:span><text:span text:style-name="T76_20"><text:s/></text:span><text:span text:style-name="T76_21">Humanidades</text:span><text:span text:style-name="T76_22"><text:s/></text:span><text:span text:style-name="T76_23">y</text:span><text:span text:style-name="T76_24"><text:s/></text:span><text:span text:style-name="T76_25">pese</text:span><text:span text:style-name="T76_26"><text:s/></text:span><text:span text:style-name="T76_27">a</text:span><text:span text:style-name="T76_28"><text:s/></text:span><text:span text:style-name="T76_29">ello</text:span><text:span text:style-name="T76_30"><text:s/></text:span><text:span text:style-name="T76_31">ha</text:span><text:span text:style-name="T76_32"><text:s/></text:span><text:span text:style-name="T76_33">obtenido</text:span><text:span text:style-name="T76_34"><text:s/></text:span><text:span text:style-name="T76_35">buenos</text:span><text:span text:style-name="T76_36"><text:s/></text:span><text:span text:style-name="T76_37">resultados</text:span><text:span text:style-name="T76_38"><text:s/></text:span><text:span text:style-name="T76_39">en</text:span><text:span text:style-name="T76_40"><text:s/></text:span><text:span text:style-name="T76_41">la</text:span><text:span text:style-name="T76_42"><text:s/></text:span><text:span text:style-name="T76_43">asignatura</text:span><text:span text:style-name="T76_44">.</text:span></text:p>
            <text:p text:style-name="P77"/>
            <text:p text:style-name="P78"/>
            <text:p text:style-name="P79"/>
            <text:p text:style-name="P80"/>
            <text:p text:style-name="P81"><text:span text:style-name="T81_1">1.2.</text:span><text:span text:style-name="T81_2"><text:s/></text:span><text:span text:style-name="T81_3">Dificultades</text:span><text:span text:style-name="T81_4"><text:s/></text:span><text:span text:style-name="T81_5">encontradas</text:span><text:span text:style-name="T81_6">:</text:span></text:p>
            <text:p text:style-name="P82"/>
            <text:p text:style-name="P83"><text:span text:style-name="T83_1">Ninguna</text:span></text:p>
            <text:p text:style-name="P84"/>
            <text:p text:style-name="P85"/>
            <text:p text:style-name="P86"/>
            <text:p text:style-name="P87"/>
            <text:p text:style-name="P88"><text:span text:style-name="T88_1">1.</text:span><text:span text:style-name="T88_2">3</text:span><text:span text:style-name="T88_3">.<text:s/></text:span><text:span text:style-name="T88_4">Propuestas</text:span><text:span text:style-name="T88_5"><text:s/></text:span><text:span text:style-name="T88_6">de</text:span><text:span text:style-name="T88_7"><text:s/></text:span><text:span text:style-name="T88_8">mejora</text:span></text:p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justify" fo:break-before="auto" fo:text-indent="2cm" fo:line-height="100%" fo:keep-with-next="always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5" style:display-name="Heading 5" style:family="paragraph" style:parent-style-name="Standard">
      <style:paragraph-properties fo:break-before="auto" fo:text-indent="0cm" fo:line-height="100%" fo:margin-left="7.001cm" fo:keep-with-next="always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space-before="1.90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1Level2" style:num-suffix="." text:level="3">
        <style:list-level-properties text:space-before="3.492cm" text:min-label-width="-2.22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1Level3" style:num-suffix=".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1Level4" style:num-suffix="." text:level="5">
        <style:list-level-properties text:space-before="5.71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1Level5" style:num-suffix="." text:level="6">
        <style:list-level-properties text:space-before="7.302cm" text:min-label-width="-5.39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1Level6" style:num-suffix="." text:level="7">
        <style:list-level-properties text:space-before="8.25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1Level7" style:num-suffix="." text:level="8">
        <style:list-level-properties text:space-before="9.525cm" text:min-label-width="-6.98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1Level8" style:num-suffix="." text:level="9">
        <style:list-level-properties text:space-before="11.112cm" text:min-label-width="-7.93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1.75cm"/>
      <style:header-style>
        <style:header-footer-properties fo:min-height="-0.404cm" fo:margin-bottom="-0.404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-0.199cm" fo:line-height="100%" fo:margin-top="0cm" fo:margin-bottom="0.847cm" fo:margin-left="14.702cm" fo:margin-right="-0.002cm" fo:orphans="2" fo:widows="2" style:writing-mode="lr-tb">
        <style:tab-stops>
          <style:tab-stop style:type="center" style:leader-style="none" style:position="7.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212cm" fo:margin-left="0cm"/>
    </style:style>
    <style:style style:name="Column1" style:family="table-column">
      <style:table-column-properties style:column-width="1.801cm"/>
    </style:style>
    <style:style style:name="Column2" style:family="table-column">
      <style:table-column-properties style:column-width="3.604cm"/>
    </style:style>
    <style:style style:name="Column3" style:family="table-column">
      <style:table-column-properties style:column-width="1.801cm"/>
    </style:style>
    <style:style style:name="Column4" style:family="table-column">
      <style:table-column-properties style:column-width="1.801cm"/>
    </style:style>
    <style:style style:name="Column5" style:family="table-column">
      <style:table-column-properties style:column-width="7.205cm"/>
    </style:style>
    <style:style style:name="Row1" style:family="table-row"/>
    <style:style style:name="Cell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50%" fo:margin-top="0cm" fo:margin-bottom="0cm" fo:margin-left="0cm" fo:margin-right="0.635cm" fo:orphans="2" fo:widows="2" style:writing-mode="lr-tb">
        <style:tab-stops>
          <style:tab-stop style:type="left" style:leader-style="none" style:position="11.77cm"/>
        </style:tab-stops>
      </style:paragraph-properties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draw:frame svg:x="0cm" svg:y="0cm" svg:width="0.796cm" svg:height="1.506cm" draw:style-name="FR1" text:anchor-type="as-char" draw:z-index="0"><draw:image xlink:href="Pictures/image1.jpeg" xlink:type="simple" xlink:show="embed" xlink:actuate="onLoad"/></draw:frame></text:p>
      </style:header>
      <style:footer>
        <text:p text:style-name="P2"/>
        <table:table table:style-name="Table1">
          <table:table-column table:style-name="Column1"/>
          <table:table-column table:style-name="Column2"/>
          <table:table-column table:style-name="Column3"/>
          <table:table-column table:style-name="Column4"/>
          <table:table-column table:style-name="Column5"/>
          <table:table-row table:style-name="Row1">
            <table:table-cell table:style-name="Cell1">
              <text:p text:style-name="P3"><text:span text:style-name="T3_1">código</text:span><text:span text:style-name="T3_2">:</text:span></text:p>
            </table:table-cell>
            <table:table-cell table:style-name="Cell2">
              <text:p text:style-name="P4"><text:span text:style-name="T4_1">F</text:span><text:span text:style-name="T4_2">1.<text:s/></text:span><text:span text:style-name="T4_3">POC</text:span><text:span text:style-name="T4_4">-</text:span><text:span text:style-name="T4_5">PC</text:span><text:span text:style-name="T4_6">02.01</text:span></text:p>
            </table:table-cell>
            <table:table-cell table:style-name="Cell3">
              <text:p text:style-name="P5"><text:span text:style-name="T5_1">edición</text:span><text:span text:style-name="T5_2">:</text:span></text:p>
            </table:table-cell>
            <table:table-cell table:style-name="Cell4">
              <text:p text:style-name="P6"><text:span text:style-name="T6_1">01</text:span></text:p>
            </table:table-cell>
            <table:table-cell table:style-name="Cell5">
              <text:p text:style-name="P7"><text:span text:style-name="T7_1">página</text:span><text:span text:style-name="T7_2"><text:s/></text:span><text:span text:style-name="T7_3"><text:page-number text:select-page="current"/></text:span><text:span text:style-name="T7_4"><text:s/></text:span><text:span text:style-name="T7_5">de</text:span><text:span text:style-name="T7_6"><text:s/></text:span><text:span text:style-name="T7_7"><text:page-count/></text:span></text:p>
            </table:table-cell>
          </table:table-row>
        </table:table>
        <text:p text:style-name="P8"><text:span text:style-name="T8_1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